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ec" officeooo:paragraph-rsid="000328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fff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6:17:30.393398740</meta:creation-date>
    <dc:date>2022-02-15T16:18:34.892332648</dc:date>
    <meta:editing-duration>PT1M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